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69mm"/>
    </style:style>
    <style:style style:name="co2" style:family="table-column">
      <style:table-column-properties fo:break-before="auto" style:column-width="31.84mm"/>
    </style:style>
    <style:style style:name="co3" style:family="table-column">
      <style:table-column-properties fo:break-before="auto" style:column-width="23.46mm"/>
    </style:style>
    <style:style style:name="co4" style:family="table-column">
      <style:table-column-properties fo:break-before="auto" style:column-width="33.92mm"/>
    </style:style>
    <style:style style:name="co5" style:family="table-column">
      <style:table-column-properties fo:break-before="auto" style:column-width="34.7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6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iris.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 table:style-name="ce1" office:value-type="string" calcext:value-type="string">
            <text:p>sepal length</text:p>
          </table:table-cell>
          <table:table-cell table:style-name="ce1" office:value-type="string" calcext:value-type="string">
            <text:p>sepal width</text:p>
          </table:table-cell>
          <table:table-cell table:style-name="ce1" office:value-type="string" calcext:value-type="string">
            <text:p>petal length</text:p>
          </table:table-cell>
          <table:table-cell table:style-name="ce1" office:value-type="string" calcext:value-type="string">
            <text:p>petal width</text:p>
          </table:table-cell>
          <table:table-cell table:style-name="ce1" office:value-type="string" calcext:value-type="string">
            <text:p>class </text:p>
          </table:table-cell>
          <table:table-cell/>
          <table:table-cell table:style-name="ce1" office:value-type="string" calcext:value-type="string">
            <text:p>Min-sepal-length</text:p>
          </table:table-cell>
          <table:table-cell table:formula="of:=MIN([.A2:.A151])" office:value-type="float" office:value="4.3" calcext:value-type="float">
            <text:p>4.3</text:p>
          </table:table-cell>
          <table:table-cell/>
          <table:table-cell table:style-name="ce1" office:value-type="string" calcext:value-type="string">
            <text:p>Bins</text:p>
          </table:table-cell>
          <table:table-cell table:formula="of:=([.H2]-[.H1])/[.$H$14]+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table:style-name="ce1" office:value-type="string" calcext:value-type="string">
            <text:p>Max-sepal-length</text:p>
          </table:table-cell>
          <table:table-cell table:formula="of:=MAX([.A2:.A151])" office:value-type="float" office:value="7.9" calcext:value-type="float">
            <text:p>7.9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table:style-name="ce1" office:value-type="string" calcext:value-type="string">
            <text:p>Min-sepal-width</text:p>
          </table:table-cell>
          <table:table-cell table:formula="of:=MIN([.B2:.B151])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Bins</text:p>
          </table:table-cell>
          <table:table-cell table:formula="of:=([.H5]-[.H4])/[.$H$14]+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table:style-name="ce1" office:value-type="string" calcext:value-type="string">
            <text:p>Max-sepal-width</text:p>
          </table:table-cell>
          <table:table-cell table:formula="of:=MAX([.B2:.B151])" office:value-type="float" office:value="4.4" calcext:value-type="float">
            <text:p>4.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/>
          <table:table-cell table:style-name="ce1" office:value-type="string" calcext:value-type="string">
            <text:p>Min-petal-length</text:p>
          </table:table-cell>
          <table:table-cell table:formula="of:=MIN([.C2:.C151])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Bins</text:p>
          </table:table-cell>
          <table:table-cell table:formula="of:=([.H8]-[.H7])/[.$H$14]+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/>
          <table:table-cell table:style-name="ce1" office:value-type="string" calcext:value-type="string">
            <text:p>Max-petal-length</text:p>
          </table:table-cell>
          <table:table-cell table:formula="of:=MAX([.C2:.C151])" office:value-type="float" office:value="6.9" calcext:value-type="float">
            <text:p>6.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table:style-name="ce1" office:value-type="string" calcext:value-type="string">
            <text:p>Min-petal-width</text:p>
          </table:table-cell>
          <table:table-cell table:formula="of:=MIN([.D2:.D151])" office:value-type="float" office:value="0.1" calcext:value-type="float">
            <text:p>0.1</text:p>
          </table:table-cell>
          <table:table-cell/>
          <table:table-cell table:style-name="ce1" office:value-type="string" calcext:value-type="string">
            <text:p>Bins</text:p>
          </table:table-cell>
          <table:table-cell table:formula="of:=([.H11]-[.H10])/[.$H$14]+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/>
          <table:table-cell table:style-name="ce1" office:value-type="string" calcext:value-type="string">
            <text:p>Max-petal-width</text:p>
          </table:table-cell>
          <table:table-cell table:formula="of:=MAX([.D2:.D151])" office:value-type="float" office:value="2.5" calcext:value-type="float">
            <text:p>2.5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/>
          <table:table-cell table:style-name="ce1" office:value-type="string" calcext:value-type="string">
            <text:p>Bin size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Total bins</text:p>
          </table:table-cell>
          <table:table-cell table:formula="of:=[.K1]+[.K4]+[.K7]+[.K10]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2" calcext:value-type="float">
            <text:p>4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9" calcext:value-type="float">
            <text:p>2.9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9" calcext:value-type="float">
            <text:p>2.9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5" calcext:value-type="float">
            <text:p>2.5</text:p>
          </table:table-cell>
          <table:table-cell office:value-type="float" office:value="3.9" calcext:value-type="float">
            <text:p>3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.2" calcext:value-type="float">
            <text:p>3.2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.7" calcext:value-type="float">
            <text:p>4.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6" calcext:value-type="float">
            <text:p>2.6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4.5" calcext:value-type="float">
            <text:p>4.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3" calcext:value-type="float">
            <text:p>2.3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4.4" calcext:value-type="float">
            <text:p>4.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9" calcext:value-type="float">
            <text:p>2.9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6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9" calcext:value-type="float">
            <text:p>2.9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.9" calcext:value-type="float">
            <text:p>2.9</text:p>
          </table:table-cell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5.3" calcext:value-type="float">
            <text:p>5.3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.8" calcext:value-type="float">
            <text:p>3.8</text:p>
          </table:table-cell>
          <table:table-cell office:value-type="float" office:value="6.7" calcext:value-type="float">
            <text:p>6.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6" calcext:value-type="float">
            <text:p>2.6</text:p>
          </table:table-cell>
          <table:table-cell office:value-type="float" office:value="6.9" calcext:value-type="float">
            <text:p>6.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2" calcext:value-type="float">
            <text:p>3.2</text:p>
          </table:table-cell>
          <table:table-cell office:value-type="float" office:value="5.7" calcext:value-type="float">
            <text:p>5.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8" calcext:value-type="float">
            <text:p>2.8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7" calcext:value-type="float">
            <text:p>2.7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.8" calcext:value-type="float">
            <text:p>2.8</text:p>
          </table:table-cell>
          <table:table-cell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.8" calcext:value-type="float">
            <text:p>3.8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6" calcext:value-type="float">
            <text:p>2.6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1" calcext:value-type="float">
            <text:p>5.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5.9" calcext:value-type="float">
            <text:p>5.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 style:data-style-name="N2" text:time-value="17:12:38.4931136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4T17:34:50.760547619</dc:date>
    <meta:editing-duration>PT1H1M16S</meta:editing-duration>
    <meta:editing-cycles>3</meta:editing-cycles>
    <meta:generator>LibreOffice/5.1.6.2$Linux_X86_64 LibreOffice_project/10m0$Build-2</meta:generator>
    <meta:document-statistic meta:table-count="1" meta:cell-count="783" meta:object-count="0"/>
  </office:meta>
</office:document-meta>
</file>